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or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 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6" table:formula="of:=SUM([.D3:.D8])" office:value-type="time" office:time-value="PT13H00M00S">
            <text:p>13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8.11.2019</text:date>, <text:time>19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8T19:38:55.24</dc:date>
    <dc:creator>Mohammad Zandpour</dc:creator>
    <meta:editing-duration>PT11M48S</meta:editing-duration>
    <meta:editing-cycles>9</meta:editing-cycles>
    <meta:generator>OpenOffice/4.1.7$Win32 OpenOffice.org_project/417m1$Build-9800</meta:generator>
    <meta:document-statistic meta:table-count="3" meta:cell-count="23" meta:object-count="0"/>
  </office:meta>
</office:document-meta>
</file>